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6.92pt" svg:height="192.16pt" svg:x="689.78pt" svg:y="19.42pt">
            <loext:p draw:notify-on-update-of-ranges="Sheet1.A5:Sheet1.A14 Sheet1.A3:Sheet1.A3 Sheet1.B5:Sheet1.B14 Sheet1.E3:Sheet1.E3 Sheet1.E5:Sheet1.E14 Sheet1.H3:Sheet1.H3 Sheet1.H5:Sheet1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48.51pt" svg:x="721.81pt" svg:y="245.31pt">
            <loext:p draw:notify-on-update-of-ranges="Sheet1.A5:Sheet1.A14 Sheet1.A3:Sheet1.A3 Sheet1.C5:Sheet1.C14 Sheet1.E3:Sheet1.E3 Sheet1.F5:Sheet1.F14 Sheet1.H3:Sheet1.H3 Sheet1.I5:Sheet1.I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aemon ON, Cache OFF</text:p>
          </table:table-cell>
          <table:table-cell table:number-columns-repeated="3"/>
          <table:table-cell office:value-type="string" calcext:value-type="string">
            <text:p>Daemon OFF, Cache OFF</text:p>
          </table:table-cell>
          <table:table-cell table:number-columns-repeated="2"/>
          <table:table-cell office:value-type="string" calcext:value-type="string">
            <text:p>Daemon OFF, Cache ON</text:p>
          </table:table-cell>
          <table:table-cell/>
        </table:table-row>
        <table:table-row table:style-name="ro1">
          <table:table-cell office:value-type="string" calcext:value-type="string">
            <text:p>Running Vms</text:p>
          </table:table-cell>
          <table:table-cell office:value-type="string" calcext:value-type="string">
            <text:p>Create 1 VM</text:p>
          </table:table-cell>
          <table:table-cell office:value-type="string" calcext:value-type="string">
            <text:p>Destroy 1 VM</text:p>
          </table:table-cell>
          <table:table-cell/>
          <table:table-cell office:value-type="string" calcext:value-type="string">
            <text:p>Create 1 VM</text:p>
          </table:table-cell>
          <table:table-cell office:value-type="string" calcext:value-type="string">
            <text:p>Destroy 1 VM</text:p>
          </table:table-cell>
          <table:table-cell/>
          <table:table-cell office:value-type="string" calcext:value-type="string">
            <text:p>Create 1 VM</text:p>
          </table:table-cell>
          <table:table-cell office:value-type="string" calcext:value-type="string">
            <text:p>Destroy 1 V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9292" calcext:value-type="float">
            <text:p>0.129292</text:p>
          </table:table-cell>
          <table:table-cell office:value-type="float" office:value="0.046342" calcext:value-type="float">
            <text:p>0.046342</text:p>
          </table:table-cell>
          <table:table-cell/>
          <table:table-cell office:value-type="float" office:value="0.116417" calcext:value-type="float">
            <text:p>0.116417</text:p>
          </table:table-cell>
          <table:table-cell office:value-type="float" office:value="0.038226" calcext:value-type="float">
            <text:p>0.038226</text:p>
          </table:table-cell>
          <table:table-cell/>
          <table:table-cell office:value-type="float" office:value="0.114558" calcext:value-type="float">
            <text:p>0.114558</text:p>
          </table:table-cell>
          <table:table-cell office:value-type="float" office:value="0.037951" calcext:value-type="float">
            <text:p>0.037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9342" calcext:value-type="float">
            <text:p>0.129342</text:p>
          </table:table-cell>
          <table:table-cell office:value-type="float" office:value="0.047052" calcext:value-type="float">
            <text:p>0.047052</text:p>
          </table:table-cell>
          <table:table-cell/>
          <table:table-cell office:value-type="float" office:value="0.111481" calcext:value-type="float">
            <text:p>0.111481</text:p>
          </table:table-cell>
          <table:table-cell office:value-type="float" office:value="0.040981" calcext:value-type="float">
            <text:p>0.040981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0.038166" calcext:value-type="float">
            <text:p>0.038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928" calcext:value-type="float">
            <text:p>0.131928</text:p>
          </table:table-cell>
          <table:table-cell office:value-type="float" office:value="0.042478" calcext:value-type="float">
            <text:p>0.042478</text:p>
          </table:table-cell>
          <table:table-cell/>
          <table:table-cell office:value-type="float" office:value="0.123347" calcext:value-type="float">
            <text:p>0.123347</text:p>
          </table:table-cell>
          <table:table-cell office:value-type="float" office:value="0.074646" calcext:value-type="float">
            <text:p>0.074646</text:p>
          </table:table-cell>
          <table:table-cell/>
          <table:table-cell office:value-type="float" office:value="0.115357" calcext:value-type="float">
            <text:p>0.115357</text:p>
          </table:table-cell>
          <table:table-cell office:value-type="float" office:value="0.042256" calcext:value-type="float">
            <text:p>0.042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346" calcext:value-type="float">
            <text:p>0.13346</text:p>
          </table:table-cell>
          <table:table-cell office:value-type="float" office:value="0.045651" calcext:value-type="float">
            <text:p>0.045651</text:p>
          </table:table-cell>
          <table:table-cell/>
          <table:table-cell office:value-type="float" office:value="0.11879" calcext:value-type="float">
            <text:p>0.11879</text:p>
          </table:table-cell>
          <table:table-cell office:value-type="float" office:value="0.038863" calcext:value-type="float">
            <text:p>0.038863</text:p>
          </table:table-cell>
          <table:table-cell/>
          <table:table-cell office:value-type="float" office:value="0.113978" calcext:value-type="float">
            <text:p>0.113978</text:p>
          </table:table-cell>
          <table:table-cell office:value-type="float" office:value="0.039418" calcext:value-type="float">
            <text:p>0.039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245" calcext:value-type="float">
            <text:p>0.140245</text:p>
          </table:table-cell>
          <table:table-cell office:value-type="float" office:value="0.052214" calcext:value-type="float">
            <text:p>0.052214</text:p>
          </table:table-cell>
          <table:table-cell/>
          <table:table-cell office:value-type="float" office:value="0.124315" calcext:value-type="float">
            <text:p>0.124315</text:p>
          </table:table-cell>
          <table:table-cell office:value-type="float" office:value="0.0433" calcext:value-type="float">
            <text:p>0.0433</text:p>
          </table:table-cell>
          <table:table-cell/>
          <table:table-cell office:value-type="float" office:value="0.120715" calcext:value-type="float">
            <text:p>0.120715</text:p>
          </table:table-cell>
          <table:table-cell office:value-type="float" office:value="0.041904" calcext:value-type="float">
            <text:p>0.041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8293" calcext:value-type="float">
            <text:p>0.158293</text:p>
          </table:table-cell>
          <table:table-cell office:value-type="float" office:value="0.061022" calcext:value-type="float">
            <text:p>0.061022</text:p>
          </table:table-cell>
          <table:table-cell/>
          <table:table-cell office:value-type="float" office:value="0.133835" calcext:value-type="float">
            <text:p>0.133835</text:p>
          </table:table-cell>
          <table:table-cell office:value-type="float" office:value="0.05378" calcext:value-type="float">
            <text:p>0.05378</text:p>
          </table:table-cell>
          <table:table-cell/>
          <table:table-cell office:value-type="float" office:value="0.121588" calcext:value-type="float">
            <text:p>0.121588</text:p>
          </table:table-cell>
          <table:table-cell office:value-type="float" office:value="0.039979" calcext:value-type="float">
            <text:p>0.0399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7787" calcext:value-type="float">
            <text:p>0.197787</text:p>
          </table:table-cell>
          <table:table-cell office:value-type="float" office:value="0.096988" calcext:value-type="float">
            <text:p>0.096988</text:p>
          </table:table-cell>
          <table:table-cell/>
          <table:table-cell office:value-type="float" office:value="0.156142" calcext:value-type="float">
            <text:p>0.156142</text:p>
          </table:table-cell>
          <table:table-cell office:value-type="float" office:value="0.06913" calcext:value-type="float">
            <text:p>0.06913</text:p>
          </table:table-cell>
          <table:table-cell/>
          <table:table-cell office:value-type="float" office:value="0.134893" calcext:value-type="float">
            <text:p>0.134893</text:p>
          </table:table-cell>
          <table:table-cell office:value-type="float" office:value="0.046878" calcext:value-type="float">
            <text:p>0.0468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6901" calcext:value-type="float">
            <text:p>0.356901</text:p>
          </table:table-cell>
          <table:table-cell office:value-type="float" office:value="0.170283" calcext:value-type="float">
            <text:p>0.170283</text:p>
          </table:table-cell>
          <table:table-cell/>
          <table:table-cell office:value-type="float" office:value="0.249263" calcext:value-type="float">
            <text:p>0.249263</text:p>
          </table:table-cell>
          <table:table-cell office:value-type="float" office:value="0.117646" calcext:value-type="float">
            <text:p>0.117646</text:p>
          </table:table-cell>
          <table:table-cell/>
          <table:table-cell office:value-type="float" office:value="0.166218" calcext:value-type="float">
            <text:p>0.166218</text:p>
          </table:table-cell>
          <table:table-cell office:value-type="float" office:value="0.060942" calcext:value-type="float">
            <text:p>0.060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85173" calcext:value-type="float">
            <text:p>0.785173</text:p>
          </table:table-cell>
          <table:table-cell office:value-type="float" office:value="0.461467" calcext:value-type="float">
            <text:p>0.461467</text:p>
          </table:table-cell>
          <table:table-cell/>
          <table:table-cell office:value-type="float" office:value="0.502733" calcext:value-type="float">
            <text:p>0.502733</text:p>
          </table:table-cell>
          <table:table-cell office:value-type="float" office:value="0.270791" calcext:value-type="float">
            <text:p>0.270791</text:p>
          </table:table-cell>
          <table:table-cell/>
          <table:table-cell office:value-type="float" office:value="0.227256" calcext:value-type="float">
            <text:p>0.227256</text:p>
          </table:table-cell>
          <table:table-cell office:value-type="float" office:value="0.119977" calcext:value-type="float">
            <text:p>0.1199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335081" calcext:value-type="float">
            <text:p>2.335081</text:p>
          </table:table-cell>
          <table:table-cell office:value-type="float" office:value="1.458488" calcext:value-type="float">
            <text:p>1.458488</text:p>
          </table:table-cell>
          <table:table-cell/>
          <table:table-cell office:value-type="float" office:value="1.358179" calcext:value-type="float">
            <text:p>1.358179</text:p>
          </table:table-cell>
          <table:table-cell office:value-type="float" office:value="0.812569" calcext:value-type="float">
            <text:p>0.812569</text:p>
          </table:table-cell>
          <table:table-cell/>
          <table:table-cell office:value-type="float" office:value="0.477552" calcext:value-type="float">
            <text:p>0.477552</text:p>
          </table:table-cell>
          <table:table-cell office:value-type="float" office:value="0.133663" calcext:value-type="float">
            <text:p>0.133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11-24T12:01:41.332629956</meta:creation-date>
    <meta:generator>LibreOffice/5.1.4.2$Linux_X86_64 LibreOffice_project/10m0$Build-2</meta:generator>
    <dc:date>2016-11-24T13:50:37.742173954</dc:date>
    <dc:creator>Pierre Olivier</dc:creator>
    <meta:editing-duration>PT1H48M30S</meta:editing-duration>
    <meta:editing-cycles>57</meta:editing-cycles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84cm" svg:height="6.78cm" xlink:href=".." xlink:type="simple" chart:class="chart:line" chart:style-name="ch1">
        <chart:title svg:x="5.472cm" svg:y="0.271cm" chart:style-name="ch2">
          <text:p>Xenstore Data Caching Evaluation</text:p>
        </chart:title>
        <chart:legend svg:x="2.103cm" svg:y="1.683cm" style:legend-expansion="custom" chartooo:width="5.733cm" chartooo:height="1.201cm" style:legend-expansion-aspect-ratio="4.77352206494588" chart:style-name="ch3"/>
        <chart:plot-area chart:style-name="ch4" table:cell-range-address="Sheet1.A5:Sheet1.B14 Sheet1.A3:Sheet1.A3 Sheet1.E3:Sheet1.E3 Sheet1.E5:Sheet1.E14 Sheet1.H3:Sheet1.H3 Sheet1.H5:Sheet1.H14" chart:data-source-has-labels="both" svg:x="1.368cm" svg:y="1.185cm" svg:width="16.159cm" svg:height="4.479cm">
          <chartooo:coordinate-region svg:x="2.095cm" svg:y="1.385cm" svg:width="15.153cm" svg:height="3.632cm"/>
          <chart:axis chart:dimension="x" chart:name="primary-x" chart:style-name="ch5" chartooo:axis-type="auto">
            <chartooo:date-scale/>
            <chart:title svg:x="7.683cm" svg:y="5.799cm" chart:style-name="ch6">
              <text:p>Number of running VMs</text:p>
            </chart:title>
            <chart:categories table:cell-range-address="Sheet1.A5:Sheet1.A14"/>
          </chart:axis>
          <chart:axis chart:dimension="y" chart:name="primary-y" chart:style-name="ch7">
            <chart:title svg:x="0.451cm" svg:y="5.598cm" chart:style-name="ch8">
              <text:p>Time to create a single VM (s)</text:p>
            </chart:title>
            <chart:grid chart:style-name="ch9" chart:class="major"/>
          </chart:axis>
          <chart:series chart:style-name="ch10" chart:values-cell-range-address="Sheet1.B5:Sheet1.B14" chart:label-cell-address="Sheet1.A3:Sheet1.A3" chart:class="chart:line">
            <chart:data-point chart:repeated="10"/>
          </chart:series>
          <chart:series chart:style-name="ch11" chart:values-cell-range-address="Sheet1.E5:Sheet1.E14" chart:label-cell-address="Sheet1.E3:Sheet1.E3" chart:class="chart:line">
            <chart:data-point chart:repeated="10"/>
          </chart:series>
          <chart:series chart:style-name="ch12" chart:values-cell-range-address="Sheet1.H5:Sheet1.H14" chart:label-cell-address="Sheet1.H3:Sheet1.H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emon ON, Cache OFF</text:p>
                <draw:g>
                  <svg:desc>Sheet1.A3:Sheet1.A3</svg:desc>
                </draw:g>
              </table:table-cell>
              <table:table-cell office:value-type="string">
                <text:p>Daemon OFF, Cache OFF</text:p>
                <draw:g>
                  <svg:desc>Sheet1.E3:Sheet1.E3</svg:desc>
                </draw:g>
              </table:table-cell>
              <table:table-cell office:value-type="string">
                <text:p>Daemon OFF, Cache ON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5:Sheet1.A14</svg:desc>
                </draw:g>
              </table:table-cell>
              <table:table-cell office:value-type="float" office:value="0.129292">
                <text:p>0.129292</text:p>
                <draw:g>
                  <svg:desc>Sheet1.B5:Sheet1.B14</svg:desc>
                </draw:g>
              </table:table-cell>
              <table:table-cell office:value-type="float" office:value="0.116417">
                <text:p>0.116417</text:p>
                <draw:g>
                  <svg:desc>Sheet1.E5:Sheet1.E14</svg:desc>
                </draw:g>
              </table:table-cell>
              <table:table-cell office:value-type="float" office:value="0.114558">
                <text:p>0.114558</text:p>
                <draw:g>
                  <svg:desc>Sheet1.H5:Sheet1.H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9342">
                <text:p>0.129342</text:p>
              </table:table-cell>
              <table:table-cell office:value-type="float" office:value="0.111481">
                <text:p>0.11148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1928">
                <text:p>0.131928</text:p>
              </table:table-cell>
              <table:table-cell office:value-type="float" office:value="0.123347">
                <text:p>0.123347</text:p>
              </table:table-cell>
              <table:table-cell office:value-type="float" office:value="0.115357">
                <text:p>0.1153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346">
                <text:p>0.13346</text:p>
              </table:table-cell>
              <table:table-cell office:value-type="float" office:value="0.11879">
                <text:p>0.11879</text:p>
              </table:table-cell>
              <table:table-cell office:value-type="float" office:value="0.113978">
                <text:p>0.113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0245">
                <text:p>0.140245</text:p>
              </table:table-cell>
              <table:table-cell office:value-type="float" office:value="0.124315">
                <text:p>0.124315</text:p>
              </table:table-cell>
              <table:table-cell office:value-type="float" office:value="0.120715">
                <text:p>0.1207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58293">
                <text:p>0.158293</text:p>
              </table:table-cell>
              <table:table-cell office:value-type="float" office:value="0.133835">
                <text:p>0.133835</text:p>
              </table:table-cell>
              <table:table-cell office:value-type="float" office:value="0.121588">
                <text:p>0.1215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97787">
                <text:p>0.197787</text:p>
              </table:table-cell>
              <table:table-cell office:value-type="float" office:value="0.156142">
                <text:p>0.156142</text:p>
              </table:table-cell>
              <table:table-cell office:value-type="float" office:value="0.134893">
                <text:p>0.1348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56901">
                <text:p>0.356901</text:p>
              </table:table-cell>
              <table:table-cell office:value-type="float" office:value="0.249263">
                <text:p>0.249263</text:p>
              </table:table-cell>
              <table:table-cell office:value-type="float" office:value="0.166218">
                <text:p>0.1662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85173">
                <text:p>0.785173</text:p>
              </table:table-cell>
              <table:table-cell office:value-type="float" office:value="0.502733">
                <text:p>0.502733</text:p>
              </table:table-cell>
              <table:table-cell office:value-type="float" office:value="0.227256">
                <text:p>0.22725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335081">
                <text:p>2.335081</text:p>
              </table:table-cell>
              <table:table-cell office:value-type="float" office:value="1.358179">
                <text:p>1.358179</text:p>
              </table:table-cell>
              <table:table-cell office:value-type="float" office:value="0.477552">
                <text:p>0.477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5.24cm" xlink:href=".." xlink:type="simple" chart:class="chart:line" chart:style-name="ch1">
        <chart:legend svg:x="2.923cm" svg:y="0.776cm" style:legend-expansion="custom" chartooo:width="5.129cm" chartooo:height="0.928cm" style:legend-expansion-aspect-ratio="5.52693965517241" chart:style-name="ch2"/>
        <chart:plot-area chart:style-name="ch3" table:cell-range-address="Sheet1.A5:Sheet1.A14 Sheet1.A3:Sheet1.A3 Sheet1.C5:Sheet1.C14 Sheet1.E3:Sheet1.E3 Sheet1.F5:Sheet1.F14 Sheet1.H3:Sheet1.H3 Sheet1.I5:Sheet1.I14" chart:data-source-has-labels="both" svg:x="1.331cm" svg:y="0.104cm" svg:width="14.349cm" svg:height="4.051cm">
          <chartooo:coordinate-region svg:x="2.243cm" svg:y="0.303cm" svg:width="13.158cm" svg:height="3.205cm"/>
          <chart:axis chart:dimension="x" chart:name="primary-x" chart:style-name="ch4" chartooo:axis-type="auto">
            <chartooo:date-scale/>
            <chart:title svg:x="6.741cm" svg:y="4.259cm" chart:style-name="ch5">
              <text:p>Number of running VMs</text:p>
            </chart:title>
            <chart:categories table:cell-range-address="Sheet1.A5:Sheet1.A14"/>
          </chart:axis>
          <chart:axis chart:dimension="y" chart:name="primary-y" chart:style-name="ch6">
            <chart:title svg:x="0.451cm" svg:y="4.507cm" chart:style-name="ch7">
              <text:p>Time to destroy a single VM (s)</text:p>
            </chart:title>
            <chart:grid chart:style-name="ch8" chart:class="major"/>
          </chart:axis>
          <chart:series chart:style-name="ch9" chart:values-cell-range-address="Sheet1.C5:Sheet1.C14" chart:label-cell-address="Sheet1.A3:Sheet1.A3" chart:class="chart:line">
            <chart:data-point chart:repeated="10"/>
          </chart:series>
          <chart:series chart:style-name="ch10" chart:values-cell-range-address="Sheet1.F5:Sheet1.F14" chart:label-cell-address="Sheet1.E3:Sheet1.E3" chart:class="chart:line">
            <chart:data-point chart:repeated="10"/>
          </chart:series>
          <chart:series chart:style-name="ch11" chart:values-cell-range-address="Sheet1.I5:Sheet1.I14" chart:label-cell-address="Sheet1.H3:Sheet1.H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emon ON, Cache OFF</text:p>
                <draw:g>
                  <svg:desc>Sheet1.A3:Sheet1.A3</svg:desc>
                </draw:g>
              </table:table-cell>
              <table:table-cell office:value-type="string">
                <text:p>Daemon OFF, Cache OFF</text:p>
                <draw:g>
                  <svg:desc>Sheet1.E3:Sheet1.E3</svg:desc>
                </draw:g>
              </table:table-cell>
              <table:table-cell office:value-type="string">
                <text:p>Daemon OFF, Cache ON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5:Sheet1.A14</svg:desc>
                </draw:g>
              </table:table-cell>
              <table:table-cell office:value-type="float" office:value="0.046342">
                <text:p>0.046342</text:p>
                <draw:g>
                  <svg:desc>Sheet1.C5:Sheet1.C14</svg:desc>
                </draw:g>
              </table:table-cell>
              <table:table-cell office:value-type="float" office:value="0.038226">
                <text:p>0.038226</text:p>
                <draw:g>
                  <svg:desc>Sheet1.F5:Sheet1.F14</svg:desc>
                </draw:g>
              </table:table-cell>
              <table:table-cell office:value-type="float" office:value="0.037951">
                <text:p>0.037951</text:p>
                <draw:g>
                  <svg:desc>Sheet1.I5:Sheet1.I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7052">
                <text:p>0.047052</text:p>
              </table:table-cell>
              <table:table-cell office:value-type="float" office:value="0.040981">
                <text:p>0.040981</text:p>
              </table:table-cell>
              <table:table-cell office:value-type="float" office:value="0.038166">
                <text:p>0.0381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2478">
                <text:p>0.042478</text:p>
              </table:table-cell>
              <table:table-cell office:value-type="float" office:value="0.074646">
                <text:p>0.074646</text:p>
              </table:table-cell>
              <table:table-cell office:value-type="float" office:value="0.042256">
                <text:p>0.0422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5651">
                <text:p>0.045651</text:p>
              </table:table-cell>
              <table:table-cell office:value-type="float" office:value="0.038863">
                <text:p>0.038863</text:p>
              </table:table-cell>
              <table:table-cell office:value-type="float" office:value="0.039418">
                <text:p>0.0394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2214">
                <text:p>0.052214</text:p>
              </table:table-cell>
              <table:table-cell office:value-type="float" office:value="0.0433">
                <text:p>0.0433</text:p>
              </table:table-cell>
              <table:table-cell office:value-type="float" office:value="0.041904">
                <text:p>0.0419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61022">
                <text:p>0.061022</text:p>
              </table:table-cell>
              <table:table-cell office:value-type="float" office:value="0.05378">
                <text:p>0.05378</text:p>
              </table:table-cell>
              <table:table-cell office:value-type="float" office:value="0.039979">
                <text:p>0.03997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96988">
                <text:p>0.096988</text:p>
              </table:table-cell>
              <table:table-cell office:value-type="float" office:value="0.06913">
                <text:p>0.06913</text:p>
              </table:table-cell>
              <table:table-cell office:value-type="float" office:value="0.046878">
                <text:p>0.0468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70283">
                <text:p>0.170283</text:p>
              </table:table-cell>
              <table:table-cell office:value-type="float" office:value="0.117646">
                <text:p>0.117646</text:p>
              </table:table-cell>
              <table:table-cell office:value-type="float" office:value="0.060942">
                <text:p>0.06094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61467">
                <text:p>0.461467</text:p>
              </table:table-cell>
              <table:table-cell office:value-type="float" office:value="0.270791">
                <text:p>0.270791</text:p>
              </table:table-cell>
              <table:table-cell office:value-type="float" office:value="0.119977">
                <text:p>0.1199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458488">
                <text:p>1.458488</text:p>
              </table:table-cell>
              <table:table-cell office:value-type="float" office:value="0.812569">
                <text:p>0.812569</text:p>
              </table:table-cell>
              <table:table-cell office:value-type="float" office:value="0.133663">
                <text:p>0.1336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